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FD9000002262A3D26375C9D7A9C.png" manifest:media-type="image/png"/>
  <manifest:file-entry manifest:full-path="Pictures/10000001000001900000005375CD2DF5B237A41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language="en" fo:country="GB"/>
    </style:style>
    <style:style style:name="P2" style:family="paragraph" style:parent-style-name="Párrafo_20_de_20_lista">
      <style:text-properties fo:language="en" fo:country="GB"/>
    </style:style>
    <style:style style:name="P3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language="en" fo:country="GB"/>
    </style:style>
    <style:style style:name="P4" style:family="paragraph" style:parent-style-name="Párrafo_20_de_20_lista">
      <style:paragraph-properties fo:margin-left="2.54cm" fo:margin-right="0cm" fo:text-indent="0cm" style:auto-text-indent="false">
        <style:tab-stops/>
      </style:paragraph-properties>
      <style:text-properties fo:language="en" fo:country="GB"/>
    </style:style>
    <style:style style:name="P5" style:family="paragraph" style:parent-style-name="Normal">
      <style:paragraph-properties fo:hyphenation-ladder-count="no-limit" fo:break-before="page"/>
      <style:text-properties fo:language="en" fo:country="GB" fo:hyphenate="true" loext:hyphenation-no-caps="false"/>
    </style:style>
    <style:style style:name="P6" style:family="paragraph" style:parent-style-name="Normal">
      <style:paragraph-properties fo:break-before="page"/>
      <style:text-properties fo:language="en" fo:country="GB"/>
    </style:style>
    <style:style style:name="P7" style:family="paragraph" style:parent-style-name="Normal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Normal">
      <style:text-properties fo:language="en" fo:country="GB" fo:font-style="italic" fo:font-weight="bold" officeooo:rsid="000be848" officeooo:paragraph-rsid="000be848" fo:background-color="#ffff00" style:font-style-asian="italic" style:font-weight-asian="bold" style:font-style-complex="italic" style:font-weight-complex="bold"/>
    </style:style>
    <style:style style:name="P9" style:family="paragraph" style:parent-style-name="Normal">
      <style:text-properties fo:language="en" fo:country="GB" fo:background-color="#ffff00"/>
    </style:style>
    <style:style style:name="P10" style:family="paragraph" style:parent-style-name="Normal">
      <style:text-properties fo:language="en" fo:country="GB" officeooo:rsid="0007c5cc" officeooo:paragraph-rsid="0007c5cc" fo:background-color="#ffff00"/>
    </style:style>
    <style:style style:name="P11" style:family="paragraph" style:parent-style-name="Normal">
      <style:text-properties fo:language="en" fo:country="GB" officeooo:rsid="000b7d4f" officeooo:paragraph-rsid="000b7d4f" fo:background-color="#ffff00"/>
    </style:style>
    <style:style style:name="P12" style:family="paragraph" style:parent-style-name="Párrafo_20_de_20_lista">
      <style:paragraph-properties fo:margin-left="2.54cm" fo:margin-right="0cm" fo:text-indent="0cm" style:auto-text-indent="false">
        <style:tab-stops/>
      </style:paragraph-properties>
      <style:text-properties fo:language="en" fo:country="GB" fo:background-color="#ffff00"/>
    </style:style>
    <style:style style:name="P13" style:family="paragraph" style:parent-style-name="Normal">
      <style:text-properties fo:language="en" fo:country="GB" officeooo:rsid="000e8458" officeooo:paragraph-rsid="000e8458" fo:background-color="#ffff00"/>
    </style:style>
    <style:style style:name="P14" style:family="paragraph" style:parent-style-name="Heading_20_1" style:master-page-name="MP0">
      <style:paragraph-properties style:page-number="auto" fo:break-before="page"/>
      <style:text-properties style:use-window-font-color="true" loext:opacity="0%" fo:language="en" fo:country="GB" fo:font-weight="bold" style:font-weight-asian="bold" style:font-weight-complex="bold"/>
    </style:style>
    <style:style style:name="P15" style:family="paragraph" style:parent-style-name="Heading_20_1">
      <style:text-properties style:use-window-font-color="true" loext:opacity="0%" fo:language="en" fo:country="GB" fo:font-weight="bold" style:font-weight-asian="bold" style:font-weight-complex="bold"/>
    </style:style>
    <style:style style:name="P16" style:family="paragraph" style:parent-style-name="Heading_20_2">
      <style:text-properties style:use-window-font-color="true" loext:opacity="0%" fo:language="en" fo:country="GB" fo:font-weight="bold" style:font-weight-asian="bold" style:font-weight-complex="bold"/>
    </style:style>
    <style:style style:name="P17" style:family="paragraph" style:parent-style-name="Normal" style:list-style-name="L4">
      <style:text-properties fo:language="en" fo:country="GB" officeooo:rsid="000e8458" officeooo:paragraph-rsid="000e8458" fo:background-color="#ffff00"/>
    </style:style>
    <style:style style:name="P18" style:family="paragraph" style:parent-style-name="Párrafo_20_de_20_lista" style:list-style-name="L1"/>
    <style:style style:name="P19" style:family="paragraph" style:parent-style-name="Párrafo_20_de_20_lista" style:list-style-name="L2">
      <style:text-properties fo:language="en" fo:country="GB" fo:background-color="#ffff00"/>
    </style:style>
    <style:style style:name="P20" style:family="paragraph" style:parent-style-name="Párrafo_20_de_20_lista" style:list-style-name="L3">
      <style:text-properties fo:language="en" fo:country="GB" fo:background-color="#ffff00"/>
    </style:style>
    <style:style style:name="P21" style:family="paragraph" style:parent-style-name="Párrafo_20_de_20_lista" style:list-style-name="L3">
      <style:text-properties fo:language="en" fo:country="GB" officeooo:rsid="0005d3fc" officeooo:paragraph-rsid="0005d3fc" fo:background-color="#ffff00"/>
    </style:style>
    <style:style style:name="P22" style:family="paragraph" style:parent-style-name="Párrafo_20_de_20_lista" style:list-style-name="L1">
      <style:text-properties fo:language="en" fo:country="GB" fo:background-color="#ffff00"/>
    </style:style>
    <style:style style:name="P23" style:family="paragraph" style:parent-style-name="Párrafo_20_de_20_lista" style:list-style-name="L2">
      <style:text-properties fo:language="en" fo:country="GB" fo:background-color="#ffff00"/>
    </style:style>
    <style:style style:name="P24" style:family="paragraph" style:parent-style-name="Párrafo_20_de_20_lista" style:list-style-name="L2">
      <style:text-properties fo:language="en" fo:country="GB"/>
    </style:style>
    <style:style style:name="P25" style:family="paragraph" style:parent-style-name="Párrafo_20_de_20_lista" style:list-style-name="L3">
      <style:text-properties fo:language="en" fo:country="GB"/>
    </style:style>
    <style:style style:name="P26" style:family="paragraph" style:parent-style-name="Párrafo_20_de_20_lista" style:list-style-name="L3">
      <style:text-properties fo:language="en" fo:country="GB" fo:background-color="transparen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weight-complex="bold"/>
    </style:style>
    <style:style style:name="T3" style:family="text">
      <style:text-properties fo:language="en" fo:country="GB" fo:font-weight="bold" fo:background-color="#ffff00" loext:char-shading-value="0" style:font-weight-asian="bold" style:font-weight-complex="bold"/>
    </style:style>
    <style:style style:name="T4" style:family="text">
      <style:text-properties fo:language="en" fo:country="GB" fo:font-weight="bold" fo:background-color="#ffff00" loext:char-shading-value="0" style:font-weight-asian="bold" style:font-weight-complex="bold"/>
    </style:style>
    <style:style style:name="T5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GB" fo:background-color="#ffff00" loext:char-shading-value="0"/>
    </style:style>
    <style:style style:name="T7" style:family="text">
      <style:text-properties fo:language="en" fo:country="GB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2b2d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PRACTICAL TEST</text:h>
      <text:p text:style-name="P1"/>
      <text:p text:style-name="P1">Take note from your start time of this questions. You can carry these tests doing any break if needed.<text:line-break/>You are free to query in internet any related questions but any improvement or special resolution different to easy internet search will valued.</text:p>
      <text:h text:style-name="P16" text:outline-level="2">Back-end</text:h>
      <text:list xml:id="list397691874" text:style-name="L1">
        <text:list-item>
          <text:p text:style-name="P22">Develop a back-end service based in Spring. This service will work as a Rest API, managing and saving the data in a database. You are free to choose an engine database.</text:p>
        </text:list-item>
      </text:list>
      <text:p text:style-name="Párrafo_20_de_20_lista"><text:span text:style-name="Lletra_20_per_20_defecte_20_del_20_paràgraf"><text:span text:style-name="T7">You can setup your project from </text:span></text:span><text:a xlink:type="simple" xlink:href="https://start.spring.io/" office:target-frame-name="_top" xlink:show="replace" text:style-name="Internet_20_link" text:visited-style-name="Visited_20_Internet_20_Link"><text:span text:style-name="Hipervínculo"><text:span text:style-name="T7">https://start.spring.io/</text:span></text:span></text:a><text:span text:style-name="Lletra_20_per_20_defecte_20_del_20_paràgraf"><text:span text:style-name="T7"> </text:span></text:span></text:p>
      <text:p text:style-name="P2"/>
      <text:list xml:id="list160858377142562" text:continue-numbering="true" text:style-name="L1">
        <text:list-item>
          <text:p text:style-name="P18"><text:span text:style-name="Lletra_20_per_20_defecte_20_del_20_paràgraf"><text:span text:style-name="T1">T</text:span></text:span><text:span text:style-name="Lletra_20_per_20_defecte_20_del_20_paràgraf"><text:span text:style-name="T7">he main service will contain an entity called “Task”, with mandatory attributes: </text:span></text:span><text:span text:style-name="Fuente_20_de_20_párrafo_20_predeter."><text:span text:style-name="T4">name</text:span></text:span><text:span text:style-name="Lletra_20_per_20_defecte_20_del_20_paràgraf"><text:span text:style-name="T7"> y </text:span></text:span><text:span text:style-name="Fuente_20_de_20_párrafo_20_predeter."><text:span text:style-name="T4">state</text:span></text:span><text:span text:style-name="Lletra_20_per_20_defecte_20_del_20_paràgraf"><text:span text:style-name="T7">. The state will be an enum with these possible values: </text:span></text:span><text:span text:style-name="Fuente_20_de_20_párrafo_20_predeter."><text:span text:style-name="T4">CREATED</text:span></text:span><text:span text:style-name="Lletra_20_per_20_defecte_20_del_20_paràgraf"><text:span text:style-name="T7">, </text:span></text:span><text:span text:style-name="Fuente_20_de_20_párrafo_20_predeter."><text:span text:style-name="T4">RUNNING</text:span></text:span><text:span text:style-name="Lletra_20_per_20_defecte_20_del_20_paràgraf"><text:span text:style-name="T7">, </text:span></text:span><text:span text:style-name="Fuente_20_de_20_párrafo_20_predeter."><text:span text:style-name="T4">DONE</text:span></text:span><text:span text:style-name="Lletra_20_per_20_defecte_20_del_20_paràgraf"><text:span text:style-name="T7">.</text:span></text:span></text:p>
        </text:list-item>
        <text:list-item>
          <text:p text:style-name="P22">Create the corresponding service to handle the related data with this entity.</text:p>
        </text:list-item>
        <text:list-item>
          <text:p text:style-name="P22">Create a controller to receive this API requests as a CRUD mode:</text:p>
          <text:list>
            <text:list-item>
              <text:p text:style-name="P22">Create a task</text:p>
            </text:list-item>
            <text:list-item>
              <text:p text:style-name="P22">List tasks</text:p>
            </text:list-item>
            <text:list-item>
              <text:p text:style-name="P22">Update taks</text:p>
            </text:list-item>
            <text:list-item>
              <text:p text:style-name="P22">Delete tasks</text:p>
            </text:list-item>
          </text:list>
        </text:list-item>
        <text:list-item>
          <text:p text:style-name="P22">Create a CRON task that will carry these actions: </text:p>
          <text:list>
            <text:list-item>
              <text:p text:style-name="P22">After 2 minutes from the task creation, the task must change to RUNNING state.</text:p>
            </text:list-item>
            <text:list-item>
              <text:p text:style-name="P22">After 8 minutes from changing the task state to RUNNING, task must pass to DONE state.</text:p>
            </text:list-item>
          </text:list>
        </text:list-item>
      </text:list>
      <text:p text:style-name="P3"/>
      <text:p text:style-name="P3"/>
      <text:p text:style-name="P3"/>
      <text:h text:style-name="P16" text:outline-level="2">Front-end</text:h>
      <text:list xml:id="list47329653" text:style-name="L2">
        <text:list-item>
          <text:p text:style-name="P19">Create a project with your preferred framework for consuming the back-end rest service API. Our preference is to use Vue.js.</text:p>
        </text:list-item>
        <text:list-item>
          <text:p text:style-name="P19">You can also use your preferred CSS framework. We currenly use Vuetify.</text:p>
        </text:list-item>
        <text:list-item>
          <text:p text:style-name="P19">Please, use a corresponding router depending on your framework choice.</text:p>
        </text:list-item>
        <text:list-item>
          <text:p text:style-name="P24">The project must include:</text:p>
          <text:list>
            <text:list-item>
              <text:p text:style-name="P24"><text:span text:style-name="T8">One form for creatin</text:span><text:span text:style-name="T9">g or updating tasks.</text:span></text:p>
            </text:list-item>
            <text:list-item>
              <text:p text:style-name="P19">One list where the tasks are shown including current state.</text:p>
            </text:list-item>
            <text:list-item>
              <text:p text:style-name="P19">Action to delete tasks. </text:p>
              <text:list>
                <text:list-item>
                  <text:p text:style-name="P19">It’s suggested to ask the user for confirmation before delete.</text:p>
                </text:list-item>
              </text:list>
            </text:list-item>
          </text:list>
        </text:list-item>
        <text:list-item>
          <text:p text:style-name="P23">View to see any task detail.</text:p>
        </text:list-item>
      </text:list>
      <text:p text:style-name="P3"/>
      <text:p text:style-name="P3"/>
      <text:p text:style-name="P3"/>
      <text:p text:style-name="P5"/>
      <text:h text:style-name="P15" text:outline-level="1">Javascript Questions</text:h>
      <text:p text:style-name="P1"/>
      <text:list xml:id="list679075229" text:style-name="L3">
        <text:list-item>
          <text:p text:style-name="P25">true + false = </text:p>
          <text:list>
            <text:list-item>
              <text:p text:style-name="P25">NaN</text:p>
            </text:list-item>
            <text:list-item>
              <text:p text:style-name="P26">1</text:p>
            </text:list-item>
            <text:list-item>
              <text:p text:style-name="P20">SyntaxError</text:p>
            </text:list-item>
          </text:list>
        </text:list-item>
        <text:list-item>
          <text:p text:style-name="P25">[1, 2] + [3, 4]</text:p>
          <text:list>
            <text:list-item>
              <text:p text:style-name="P25">[1, 2, 3, 4]</text:p>
            </text:list-item>
            <text:list-item>
              <text:p text:style-name="P20">“1,23,4”</text:p>
            </text:list-item>
            <text:list-item>
              <text:p text:style-name="P25">“1, 2, 3, 4”</text:p>
            </text:list-item>
            <text:list-item>
              <text:p text:style-name="P25">“[1, 2][3, 4]”</text:p>
            </text:list-item>
            <text:list-item>
              <text:p text:style-name="P25">NaN</text:p>
            </text:list-item>
          </text:list>
        </text:list-item>
        <text:list-item>
          <text:p text:style-name="P25">!![] + 7</text:p>
          <text:list>
            <text:list-item>
              <text:p text:style-name="P25">NaN</text:p>
            </text:list-item>
            <text:list-item>
              <text:p text:style-name="P25">7</text:p>
            </text:list-item>
            <text:list-item>
              <text:p text:style-name="P25">14</text:p>
            </text:list-item>
            <text:list-item>
              <text:p text:style-name="P20">8</text:p>
            </text:list-item>
          </text:list>
        </text:list-item>
        <text:list-item>
          <text:p text:style-name="P25">[value] = ([,1,,3])</text:p>
          <text:list>
            <text:list-item>
              <text:p text:style-name="P25">// value is 0</text:p>
            </text:list-item>
            <text:list-item>
              <text:p text:style-name="P25">// value is undefined</text:p>
            </text:list-item>
            <text:list-item>
              <text:p text:style-name="P25">// value is null</text:p>
            </text:list-item>
            <text:list-item>
              <text:p text:style-name="P25">// value is 1</text:p>
            </text:list-item>
            <text:list-item>
              <text:p text:style-name="P25">// value is NaN</text:p>
            </text:list-item>
            <text:list-item>
              <text:p text:style-name="P21">[empty, 1, empty, 3]</text:p>
            </text:list-item>
          </text:list>
        </text:list-item>
        <text:list-item>
          <text:p text:style-name="P25">0 / 0</text:p>
          <text:list>
            <text:list-item>
              <text:p text:style-name="P25">0</text:p>
            </text:list-item>
            <text:list-item>
              <text:p text:style-name="P25">1</text:p>
            </text:list-item>
            <text:list-item>
              <text:p text:style-name="P20">NaN</text:p>
            </text:list-item>
            <text:list-item>
              <text:p text:style-name="P25">Null</text:p>
            </text:list-item>
          </text:list>
        </text:list-item>
        <text:list-item>
          <text:p text:style-name="P25">X = [1, 2, 3]</text:p>
          <text:list>
            <text:list-item>
              <text:p text:style-name="P25">[].fill(1, 2, 3)</text:p>
            </text:list-item>
            <text:list-item>
              <text:p text:style-name="P25">Array(3).fill(1, 2, 3)</text:p>
            </text:list-item>
            <text:list-item>
              <text:p text:style-name="P20">Array(3).fill().map((i, _) =&gt; 1 + _)</text:p>
            </text:list-item>
            <text:list-item>
              <text:p text:style-name="P25">[undefined].push(1, 2, 3)</text:p>
            </text:list-item>
          </text:list>
        </text:list-item>
        <text:list-item>
          <text:p text:style-name="P25">X = 9</text:p>
          <text:list>
            <text:list-item>
              <text:p text:style-name="P20">+”9”</text:p>
            </text:list-item>
            <text:list-item>
              <text:p text:style-name="P25">(("9" * "2") -(-"8") - 18)</text:p>
            </text:list-item>
            <text:list-item>
              <text:p text:style-name="P25">parseDouble(“9”)</text:p>
            </text:list-item>
            <text:list-item>
              <text:p text:style-name="P25">“9”.toInteger()</text:p>
            </text:list-item>
          </text:list>
        </text:list-item>
      </text:list>
      <text:p text:style-name="P6"/>
      <text:list xml:id="list160857695596630" text:continue-numbering="true" text:style-name="L3">
        <text:list-item>
          <text:p text:style-name="P25">Which way would you use to delete repeated items from an array?</text:p>
        </text:list-item>
      </text:list>
      <text:p text:style-name="P2">let data = [1,2,6,1,2,5,9,6];</text:p>
      <text:list xml:id="list160858996276816" text:continue-numbering="true" text:style-name="L3">
        <text:list-item>
          <text:list>
            <text:list-item>
              <text:p text:style-name="P20">data.filter((item,index) =&gt; {</text:p>
            </text:list-item>
          </text:list>
        </text:list-item>
      </text:list>
      <text:p text:style-name="P12"><text:s text:c="6"/>return data.indexOf(item) === index;</text:p>
      <text:p text:style-name="P12">})</text:p>
      <text:list xml:id="list160857614416889" text:continue-numbering="true" text:style-name="L3">
        <text:list-item>
          <text:list>
            <text:list-item>
              <text:p text:style-name="P25">[...new Set(data)]</text:p>
            </text:list-item>
            <text:list-item>
              <text:p text:style-name="P25">data.reduce((acc,item)=&gt;{</text:p>
            </text:list-item>
          </text:list>
        </text:list-item>
      </text:list>
      <text:p text:style-name="P4"><text:s text:c="6"/>if(!acc.includes(item)){</text:p>
      <text:p text:style-name="P4"><text:s text:c="6"/><text:tab/>acc.push(item);</text:p>
      <text:p text:style-name="P4"><text:s text:c="6"/>}</text:p>
      <text:p text:style-name="P4"><text:s text:c="6"/>return acc;</text:p>
      <text:p text:style-name="P4"><text:s/>},[])</text:p>
      <text:p text:style-name="P4"/>
      <text:h text:style-name="P15" text:outline-level="1">CSS Questions</text:h>
      <text:p text:style-name="P1">How do you would do a horizontal alignment?</text:p>
      <text:p text:style-name="P9">text-align: center;</text:p>
      <text:p text:style-name="P1"/>
      <text:p text:style-name="P1">How do you would do a vertical alignment?</text:p>
      <text:p text:style-name="P9">vertical-align: middle;</text:p>
      <text:p text:style-name="P1"/>
      <text:h text:style-name="P15" text:outline-level="1">EXTRA QUESTIONS</text:h>
      <text:p text:style-name="P1">Which is your GIT knowledge?</text:p>
      <text:p text:style-name="P11">I’m using GIT for 2 years. I used Github most of the time but in the last months I used Gitlab.</text:p>
      <text:p text:style-name="P1"/>
      <text:p text:style-name="P1">Do you use README in your projects?</text:p>
      <text:p text:style-name="P11">I use README in my projects to provide some information about what is about the project and in the cases that is needed a few explanation about how to run up the project.<text:line-break/>If I need more documentation I prefer to allocate it at the “Wiki” tab of the repository.</text:p>
      <text:p text:style-name="P1"/>
      <text:p text:style-name="P1">Do you have maven and artifactory knowledge?</text:p>
      <text:p text:style-name="P10">No I didn’t use them yet.</text:p>
      <text:p text:style-name="P1"/>
      <text:p text:style-name="P1">Do you use changelog in your projects? If yes, do you know the keepachangelog guidelines?</text:p>
      <text:p text:style-name="P13">I did’t use changelog yet.</text:p>
      <text:p text:style-name="P1"/>
      <text:p text:style-name="P1">How do you usually document your own code? Do you apply any standard?</text:p>
      <text:p text:style-name="P13">Usually I use the guidelines that the company gives to the employees. But, if I don’t have it I use an adaptation of a final degree project documentation with:</text:p>
      <text:list xml:id="list2086276361" text:style-name="L4">
        <text:list-item>
          <text:p text:style-name="P17"><text:soft-page-break/>Introduction</text:p>
        </text:list-item>
        <text:list-item>
          <text:p text:style-name="P17">Previous analysis</text:p>
        </text:list-item>
        <text:list-item>
          <text:p text:style-name="P17">Justification</text:p>
        </text:list-item>
        <text:list-item>
          <text:p text:style-name="P17">Implementation (with tests)</text:p>
        </text:list-item>
        <text:list-item>
          <text:p text:style-name="P17">Production integration</text:p>
        </text:list-item>
        <text:list-item>
          <text:p text:style-name="P17">Conclusion</text:p>
        </text:list-item>
        <text:list-item>
          <text:p text:style-name="P17">Bibliography</text:p>
        </text:list-item>
      </text:list>
      <text:p text:style-name="P9"/>
      <text:p text:style-name="P1">Which convention you use for declaring your variables? Example: CamelCase, snake_case, Hungar notation.</text:p>
      <text:p text:style-name="P10">Most of the times I use CamelCase. But sometimes for example using Vue.js I need to use CamelCase and kebab-case. For database fields I prefer snake_case.</text:p>
      <text:p text:style-name="P9"/>
      <text:p text:style-name="P1"/>
      <text:p text:style-name="P7">PLEASE INSERT HERE HOW MUCH TIME YOU HAS SPENT TO ANSWER THE QUESTIONS:</text:p>
      <text:p text:style-name="P8">Code: <text:span text:style-name="T10">2 hours + 30 minutes to setup and bugs</text:span></text:p>
      <text:p text:style-name="P8">Questions: 7 minutes</text:p>
      <text:p text:style-name="Normal"><text:span text:style-name="Lletra_20_per_20_defecte_20_del_20_paràgraf"><text:span text:style-name="T5">UPLOAD THIS FULFILLED DOCUMENT AND YOUR CODE TO ANY GITLAB OR GITHUB PRIVATE PROJECT, INVITING AS COLLABORATORS: </text:span></text:span><text:a xlink:type="simple" xlink:href="mailto:TONITORTOSA@RIELEC.COM" office:target-frame-name="_top" xlink:show="replace" text:style-name="Internet_20_link" text:visited-style-name="Visited_20_Internet_20_Link"><text:span text:style-name="Enllaç"><text:span text:style-name="T5">TONITORTOSA@RIELEC.COM</text:span></text:span></text:a><text:span text:style-name="Lletra_20_per_20_defecte_20_del_20_paràgraf"><text:span text:style-name="T5"> AND </text:span></text:span><text:a xlink:type="simple" xlink:href="mailto:GREGORIODIAZ@RIELEC.COM" office:target-frame-name="_top" xlink:show="replace" text:style-name="Internet_20_link" text:visited-style-name="Visited_20_Internet_20_Link"><text:span text:style-name="Enllaç"><text:span text:style-name="T5">GREGORIODIAZ@RIELEC.COM</text:span></text:span></text:a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1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1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Capçalera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letra_20_per_20_defecte_20_del_20_paràgraf" style:display-name="Lletra per defecte del paràgraf" style:family="text"/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Título_20_2_20_Car" style:display-name="Título 2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ipervínculo_20_visitado" style:display-name="Hipervínculo visitado" style:family="text" style:parent-style-name="Fuente_20_de_20_párrafo_20_predeter.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Capçalera_20_Car" style:display-name="Capçalera Car" style:family="text" style:parent-style-name="Lletra_20_per_20_defecte_20_del_20_paràgraf"/>
    <style:style style:name="Enllaç" style:family="text" style:parent-style-name="Lletra_20_per_20_defecte_20_del_20_paràgraf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_20_sense_20_resoldre" style:display-name="Menció sense resoldre" style:family="text" style:parent-style-name="Lletra_20_per_20_defecte_20_del_20_paràgraf">
      <style:text-properties fo:color="#605e5c" loext:opacity="100%" fo:background-color="#e1dfdd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Encabezado"><draw:frame draw:style-name="Mfr1" draw:name="Imagen 1" text:anchor-type="as-char" svg:y="0cm" svg:width="3.628cm" style:rel-width="scale" svg:height="0.492cm" style:rel-height="scale" draw:z-index="3"><draw:image xlink:href="Pictures/1000000100000FD9000002262A3D26375C9D7A9C.png" xlink:type="simple" xlink:show="embed" xlink:actuate="onLoad" draw:mime-type="image/png"/><svg:desc>Rielec Group</svg:desc></draw:frame><text:s/><text:tab/><text:tab/><draw:frame draw:style-name="Mfr1" draw:name="Imagen 2" text:anchor-type="as-char" svg:y="0cm" svg:width="3.283cm" style:rel-width="scale" svg:height="0.681cm" style:rel-height="scale" draw:z-index="7"><draw:image xlink:href="Pictures/10000001000001900000005375CD2DF5B237A417.png" xlink:type="simple" xlink:show="embed" xlink:actuate="onLoad" draw:mime-type="image/png"/><svg:desc>Clustag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dc:title/>
    <dc:description/>
    <dc:subject/>
    <meta:initial-creator>Jordan Perucho</meta:initial-creator>
    <meta:creation-date>2022-06-30T10:51:00Z</meta:creation-date>
    <dc:date>2022-07-10T16:08:57.173000000</dc:date>
    <meta:print-date>2022-06-30T11:09:00Z</meta:print-date>
    <meta:editing-cycles>24</meta:editing-cycles>
    <meta:editing-duration>PT6H46M36S</meta:editing-duration>
    <meta:document-statistic meta:table-count="0" meta:image-count="2" meta:object-count="0" meta:page-count="4" meta:paragraph-count="105" meta:word-count="746" meta:character-count="4092" meta:non-whitespace-character-count="3479"/>
    <meta:template xlink:type="simple" xlink:actuate="onRequest" xlink:title="" xlink:href="Normal.dotm"/>
  </office:meta>
</office:document-meta>
</file>